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3.201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25cm" fo:break-before="auto" style:use-optimal-row-height="false"/>
    </style:style>
    <style:style style:name="ro3" style:family="table-row">
      <style:table-row-properties style:row-height="0.71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ta1" style:family="table" style:master-page-name="PageStyle_5f_Blatt_20_1_20_-_20_Auswertung_20_V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Blatt 1 - Auswertung V2" table:style-name="ta1">
        <office:forms form:automatic-focus="false" form:apply-design-mode="false"/>
        <table:table-column table:style-name="co1" table:number-columns-repeated="257" table:default-cell-style-name="ce4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Auswertung V2</text:p>
          </table:table-cell>
          <table:covered-table-cell table:style-name="ce1"/>
          <table:covered-table-cell table:number-columns-repeated="15" table:style-name="ce5"/>
          <table:table-cell table:number-columns-repeated="1007"/>
        </table:table-row>
        <table:table-row table:style-name="ro2">
          <table:table-cell table:style-name="ce2" office:value-type="string" calcext:value-type="string">
            <text:p>T/K</text:p>
          </table:table-cell>
          <table:table-cell table:style-name="ce2" office:value-type="string" calcext:value-type="string">
            <text:p>1/T [K^-1]</text:p>
          </table:table-cell>
          <table:table-cell table:style-name="ce2" office:value-type="string" calcext:value-type="string">
            <text:p>Delta T</text:p>
          </table:table-cell>
          <table:table-cell table:style-name="ce2" office:value-type="string" calcext:value-type="string">
            <text:p>EMK</text:p>
          </table:table-cell>
          <table:table-cell table:style-name="ce2" office:value-type="string" calcext:value-type="string">
            <text:p>Delta_EMK</text:p>
          </table:table-cell>
          <table:table-cell table:style-name="ce2" office:value-type="string" calcext:value-type="string">
            <text:p>Delta G</text:p>
          </table:table-cell>
          <table:table-cell table:style-name="ce2" office:value-type="string" calcext:value-type="string">
            <text:p>Delta H</text:p>
          </table:table-cell>
          <table:table-cell table:style-name="ce2" office:value-type="string" calcext:value-type="string">
            <text:p>Delta 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n(K)</text:p>
          </table:table-cell>
          <table:table-cell table:style-name="ce2" office:value-type="string" calcext:value-type="string">
            <text:p>Delta ln(K)</text:p>
          </table:table-cell>
          <table:table-cell table:style-name="ce2" office:value-type="string" calcext:value-type="string">
            <text:p>Delta_Delta G</text:p>
          </table:table-cell>
          <table:table-cell table:style-name="ce2" office:value-type="string" calcext:value-type="string">
            <text:p>Delta_Delta H</text:p>
          </table:table-cell>
          <table:table-cell table:style-name="ce2" office:value-type="string" calcext:value-type="string">
            <text:p>Delta_Delta S</text:p>
          </table:table-cell>
          <table:table-cell table:number-columns-repeated="1007"/>
        </table:table-row>
        <table:table-row table:style-name="ro2">
          <table:table-cell table:style-name="ce3" table:formula="of:=160.55+273.15" office:value-type="float" office:value="433.7" calcext:value-type="float">
            <text:p>433,7</text:p>
          </table:table-cell>
          <table:table-cell table:style-name="ce3" table:formula="of:=1/[.A3]" office:value-type="float" office:value="0.00230574129582661" calcext:value-type="float">
            <text:p>0,0023057413</text:p>
          </table:table-cell>
          <table:table-cell table:style-name="ce6" office:value-type="float" office:value="0.05" calcext:value-type="float">
            <text:p>0,05</text:p>
          </table:table-cell>
          <table:table-cell table:style-name="ce6" office:value-type="float" office:value="0.2889" calcext:value-type="float">
            <text:p>0,2889</text:p>
          </table:table-cell>
          <table:table-cell table:style-name="ce6" office:value-type="float" office:value="0.005" calcext:value-type="float">
            <text:p>0,005</text:p>
          </table:table-cell>
          <table:table-cell table:style-name="ce6" table:formula="of:=-[.D3]*[.I3]*[.J3]" office:value-type="float" office:value="-5.57492274297" calcext:value-type="float">
            <text:p>-5,574922743</text:p>
          </table:table-cell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3]*[.I3]*[.J3])/([.K3]*[.A3]))" office:value-type="float" office:value="1.00154721629452" calcext:value-type="float">
            <text:p>1,0015472163</text:p>
          </table:table-cell>
          <table:table-cell table:style-name="ce6" table:formula="of:=LN([.L3])" office:value-type="float" office:value="0.00154602058857284" calcext:value-type="float">
            <text:p>0,0015460206</text:p>
          </table:table-cell>
          <table:table-cell table:style-name="ce6" table:formula="of:=((([.D3]*[.I3]*[.J3]*[.C3])/([.K3]*[.A3]^2))^2+(([.I3]*[.J3]*[.E3])/([.K3]*[.A3]))^2)^(1/2)" office:value-type="float" office:value="0.0000267576131667806" calcext:value-type="float">
            <text:p>2,67576131667806E-005</text:p>
          </table:table-cell>
          <table:table-cell table:style-name="ce6" table:formula="of:=((-[.I3]*[.J3]*[.E3])^2)^(1/2)" office:value-type="float" office:value="0.0964853365" calcext:value-type="float">
            <text:p>0,0964853365</text:p>
          </table:table-cell>
          <table:table-cell table:number-columns-repeated="2" table:style-name="ce8" office:value-type="string" calcext:value-type="string">
            <text:p>GrößtFehler Habib</text:p>
          </table:table-cell>
          <table:table-cell table:number-columns-repeated="1007"/>
        </table:table-row>
        <table:table-row table:style-name="ro3">
          <table:table-cell table:style-name="ce3" table:formula="of:=165.35+273.15" office:value-type="float" office:value="438.5" calcext:value-type="float">
            <text:p>438,5</text:p>
          </table:table-cell>
          <table:table-cell table:style-name="ce3" table:formula="of:=1/[.A4]" office:value-type="float" office:value="0.00228050171037628" calcext:value-type="float">
            <text:p>0,0022805017</text:p>
          </table:table-cell>
          <table:table-cell table:style-name="ce6" office:value-type="float" office:value="0.05" calcext:value-type="float">
            <text:p>0,05</text:p>
          </table:table-cell>
          <table:table-cell table:style-name="ce6" office:value-type="float" office:value="0.2971" calcext:value-type="float">
            <text:p>0,2971</text:p>
          </table:table-cell>
          <table:table-cell table:style-name="ce6" office:value-type="float" office:value="0.003" calcext:value-type="float">
            <text:p>0,003</text:p>
          </table:table-cell>
          <table:table-cell table:style-name="ce6" table:formula="of:=-[.D4]*[.I4]*[.J4]" office:value-type="float" office:value="-5.73315869483" calcext:value-type="float">
            <text:p>-5,7331586948</text:p>
          </table:table-cell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4]*[.I4]*[.J4])/([.K4]*[.A4]))" office:value-type="float" office:value="1.0015737354071" calcext:value-type="float">
            <text:p>1,0015737354</text:p>
          </table:table-cell>
          <table:table-cell table:style-name="ce6" table:formula="of:=LN([.L4])" office:value-type="float" office:value="0.00157249838319896" calcext:value-type="float">
            <text:p>0,0015724984</text:p>
          </table:table-cell>
          <table:table-cell table:style-name="ce6" table:formula="of:=((([.D4]*[.I4]*[.J4]*[.C4])/([.K4]*[.A4]^2))^2+(([.I4]*[.J4]*[.E4])/([.K4]*[.A4]))^2)^(1/2)" office:value-type="float" office:value="0.0000158794881094616" calcext:value-type="float">
            <text:p>1,58794881094616E-005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3" table:formula="of:=170.1+273.15" office:value-type="float" office:value="443.25" calcext:value-type="float">
            <text:p>443,25</text:p>
          </table:table-cell>
          <table:table-cell table:style-name="ce3" table:formula="of:=1/[.A5]" office:value-type="float" office:value="0.00225606316976875" calcext:value-type="float">
            <text:p>0,0022560632</text:p>
          </table:table-cell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0.2872" calcext:value-type="float">
            <text:p>0,2872</text:p>
          </table:table-cell>
          <table:table-cell table:style-name="ce6" office:value-type="float" office:value="0.003" calcext:value-type="float">
            <text:p>0,003</text:p>
          </table:table-cell>
          <table:table-cell table:style-name="ce6" table:formula="of:=-[.D5]*[.I5]*[.J5]" office:value-type="float" office:value="-5.54211772856" calcext:value-type="float">
            <text:p>-5,5421177286</text:p>
          </table:table-cell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5]*[.I5]*[.J5])/([.K5]*[.A5]))" office:value-type="float" office:value="1.00150494086037" calcext:value-type="float">
            <text:p>1,0015049409</text:p>
          </table:table-cell>
          <table:table-cell table:style-name="ce6" table:formula="of:=LN([.L5])" office:value-type="float" office:value="0.00150380957174926" calcext:value-type="float">
            <text:p>0,0015038096</text:p>
          </table:table-cell>
          <table:table-cell table:style-name="ce6" table:formula="of:=((([.D5]*[.I5]*[.J5]*[.C5])/([.K5]*[.A5]^2))^2+(([.I5]*[.J5]*[.E5])/([.K5]*[.A5]))^2)^(1/2)" office:value-type="float" office:value="0.0000157119805993448" calcext:value-type="float">
            <text:p>0,000015712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3" table:formula="of:=175+273.15" office:value-type="float" office:value="448.15" calcext:value-type="float">
            <text:p>448,15</text:p>
          </table:table-cell>
          <table:table-cell table:style-name="ce3" table:formula="of:=1/[.A6]" office:value-type="float" office:value="0.00223139573803414" calcext:value-type="float">
            <text:p>0,0022313957</text:p>
          </table:table-cell>
          <table:table-cell table:style-name="ce6" office:value-type="float" office:value="0.05" calcext:value-type="float">
            <text:p>0,05</text:p>
          </table:table-cell>
          <table:table-cell table:style-name="ce6" office:value-type="float" office:value="0.2782" calcext:value-type="float">
            <text:p>0,2782</text:p>
          </table:table-cell>
          <table:table-cell table:style-name="ce6" office:value-type="float" office:value="0.0005" calcext:value-type="float">
            <text:p>0,0005</text:p>
          </table:table-cell>
          <table:table-cell table:style-name="ce6" table:formula="of:=-[.D6]*[.I6]*[.J6]" office:value-type="float" office:value="-5.36844412286" calcext:value-type="float">
            <text:p>-5,3684441229</text:p>
          </table:table-cell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6]*[.I6]*[.J6])/([.K6]*[.A6]))" office:value-type="float" office:value="1.00144179585438" calcext:value-type="float">
            <text:p>1,0014417959</text:p>
          </table:table-cell>
          <table:table-cell table:style-name="ce6" table:formula="of:=LN([.L6])" office:value-type="float" office:value="0.00144075746471014" calcext:value-type="float">
            <text:p>0,0014407575</text:p>
          </table:table-cell>
          <table:table-cell table:style-name="ce6" table:formula="of:=((([.D6]*[.I6]*[.J6]*[.C6])/([.K6]*[.A6]^2))^2+(([.I6]*[.J6]*[.E6])/([.K6]*[.A6]))^2)^(1/2)" office:value-type="float" office:value="0.00000259441202748904" calcext:value-type="float">
            <text:p>2,59441202748904E-006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3" table:formula="of:=180+273.15" office:value-type="float" office:value="453.15" calcext:value-type="float">
            <text:p>453,15</text:p>
          </table:table-cell>
          <table:table-cell table:style-name="ce3" table:formula="of:=1/[.A7]" office:value-type="float" office:value="0.0022067747986318" calcext:value-type="float">
            <text:p>0,0022067748</text:p>
          </table:table-cell>
          <table:table-cell table:style-name="ce6" office:value-type="float" office:value="0.05" calcext:value-type="float">
            <text:p>0,05</text:p>
          </table:table-cell>
          <table:table-cell table:style-name="ce6" office:value-type="float" office:value="0.2792" calcext:value-type="float">
            <text:p>0,2792</text:p>
          </table:table-cell>
          <table:table-cell table:style-name="ce6" office:value-type="float" office:value="0.0005" calcext:value-type="float">
            <text:p>0,0005</text:p>
          </table:table-cell>
          <table:table-cell table:style-name="ce6" table:formula="of:=-[.D7]*[.I7]*[.J7]" office:value-type="float" office:value="-5.38774119016" calcext:value-type="float">
            <text:p>-5,3877411902</text:p>
          </table:table-cell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7]*[.I7]*[.J7])/([.K7]*[.A7]))" office:value-type="float" office:value="1.00143100495241" calcext:value-type="float">
            <text:p>1,001431005</text:p>
          </table:table-cell>
          <table:table-cell table:style-name="ce6" table:formula="of:=LN([.L7])" office:value-type="float" office:value="0.00142998204056941" calcext:value-type="float">
            <text:p>0,001429982</text:p>
          </table:table-cell>
          <table:table-cell table:style-name="ce6" table:formula="of:=((([.D7]*[.I7]*[.J7]*[.C7])/([.K7]*[.A7]^2))^2+(([.I7]*[.J7]*[.E7])/([.K7]*[.A7]))^2)^(1/2)" office:value-type="float" office:value="0.00000256571222155704" calcext:value-type="float">
            <text:p>2,56571222155704E-006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3" table:formula="of:=185+273.15" office:value-type="float" office:value="458.15" calcext:value-type="float">
            <text:p>458,15</text:p>
          </table:table-cell>
          <table:table-cell table:style-name="ce3" table:formula="of:=1/[.A8]" office:value-type="float" office:value="0.00218269125832151" calcext:value-type="float">
            <text:p>0,0021826913</text:p>
          </table:table-cell>
          <table:table-cell table:style-name="ce6" office:value-type="float" office:value="0.05" calcext:value-type="float">
            <text:p>0,05</text:p>
          </table:table-cell>
          <table:table-cell table:style-name="ce6" office:value-type="float" office:value="0.2803" calcext:value-type="float">
            <text:p>0,2803</text:p>
          </table:table-cell>
          <table:table-cell table:style-name="ce6" office:value-type="float" office:value="0.0005" calcext:value-type="float">
            <text:p>0,0005</text:p>
          </table:table-cell>
          <table:table-cell table:style-name="ce6" table:formula="of:=-[.D8]*[.I8]*[.J8]" office:value-type="float" office:value="-5.40896796419" calcext:value-type="float">
            <text:p>-5,4089679642</text:p>
          </table:table-cell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8]*[.I8]*[.J8])/([.K8]*[.A8]))" office:value-type="float" office:value="1.00142095699638" calcext:value-type="float">
            <text:p>1,001420957</text:p>
          </table:table-cell>
          <table:table-cell table:style-name="ce6" table:formula="of:=LN([.L8])" office:value-type="float" office:value="0.00141994839232938" calcext:value-type="float">
            <text:p>0,0014199484</text:p>
          </table:table-cell>
          <table:table-cell table:style-name="ce6" table:formula="of:=((([.D8]*[.I8]*[.J8]*[.C8])/([.K8]*[.A8]^2))^2+(([.I8]*[.J8]*[.E8])/([.K8]*[.A8]))^2)^(1/2)" office:value-type="float" office:value="0.00000253764432892855" calcext:value-type="float">
            <text:p>2,53764432892855E-006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3" table:formula="of:=190+273.15" office:value-type="float" office:value="463.15" calcext:value-type="float">
            <text:p>463,15</text:p>
          </table:table-cell>
          <table:table-cell table:style-name="ce3" table:formula="of:=1/[.A9]" office:value-type="float" office:value="0.00215912771240419" calcext:value-type="float">
            <text:p>0,0021591277</text:p>
          </table:table-cell>
          <table:table-cell table:style-name="ce6" office:value-type="float" office:value="0.05" calcext:value-type="float">
            <text:p>0,05</text:p>
          </table:table-cell>
          <table:table-cell table:style-name="ce6" office:value-type="float" office:value="0.2814" calcext:value-type="float">
            <text:p>0,2814</text:p>
          </table:table-cell>
          <table:table-cell table:style-name="ce6" office:value-type="float" office:value="0.0005" calcext:value-type="float">
            <text:p>0,0005</text:p>
          </table:table-cell>
          <table:table-cell table:style-name="ce6" table:formula="of:=-[.D9]*[.I9]*[.J9]" office:value-type="float" office:value="-5.43019473822" calcext:value-type="float">
            <text:p>-5,4301947382</text:p>
          </table:table-cell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9]*[.I9]*[.J9])/([.K9]*[.A9]))" office:value-type="float" office:value="1.00141112608613" calcext:value-type="float">
            <text:p>1,0014111261</text:p>
          </table:table-cell>
          <table:table-cell table:style-name="ce6" table:formula="of:=LN([.L9])" office:value-type="float" office:value="0.00141013138336905" calcext:value-type="float">
            <text:p>0,0014101314</text:p>
          </table:table-cell>
          <table:table-cell table:style-name="ce6" table:formula="of:=((([.D9]*[.I9]*[.J9]*[.C9])/([.K9]*[.A9]^2))^2+(([.I9]*[.J9]*[.E9])/([.K9]*[.A9]))^2)^(1/2)" office:value-type="float" office:value="0.00000251018434187055" calcext:value-type="float">
            <text:p>2,51018434187055E-006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3" table:formula="of:=195+273.15" office:value-type="float" office:value="468.15" calcext:value-type="float">
            <text:p>468,15</text:p>
          </table:table-cell>
          <table:table-cell table:style-name="ce3" table:formula="of:=1/[.A10]" office:value-type="float" office:value="0.00213606749973299" calcext:value-type="float">
            <text:p>0,0021360675</text:p>
          </table:table-cell>
          <table:table-cell table:style-name="ce6" office:value-type="float" office:value="0.05" calcext:value-type="float">
            <text:p>0,05</text:p>
          </table:table-cell>
          <table:table-cell table:style-name="ce6" office:value-type="float" office:value="0.2826" calcext:value-type="float">
            <text:p>0,2826</text:p>
          </table:table-cell>
          <table:table-cell table:style-name="ce6" office:value-type="float" office:value="0.0005" calcext:value-type="float">
            <text:p>0,0005</text:p>
          </table:table-cell>
          <table:table-cell table:style-name="ce6" table:formula="of:=-[.D10]*[.I10]*[.J10]" office:value-type="float" office:value="-5.45335121898" calcext:value-type="float">
            <text:p>-5,453351219</text:p>
          </table:table-cell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10]*[.I10]*[.J10])/([.K10]*[.A10]))" office:value-type="float" office:value="1.00140200171986" calcext:value-type="float">
            <text:p>1,0014020017</text:p>
          </table:table-cell>
          <table:table-cell table:style-name="ce6" table:formula="of:=LN([.L10])" office:value-type="float" office:value="0.00140101983307996" calcext:value-type="float">
            <text:p>0,0014010198</text:p>
          </table:table-cell>
          <table:table-cell table:style-name="ce6" table:formula="of:=((([.D10]*[.I10]*[.J10]*[.C10])/([.K10]*[.A10]^2))^2+(([.I10]*[.J10]*[.E10])/([.K10]*[.A10]))^2)^(1/2)" office:value-type="float" office:value="0.0000024833158985596" calcext:value-type="float">
            <text:p>2,4833158985596E-006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3" table:formula="of:=200+273.15" office:value-type="float" office:value="473.15" calcext:value-type="float">
            <text:p>473,15</text:p>
          </table:table-cell>
          <table:table-cell table:style-name="ce3" table:formula="of:=1/[.A11]" office:value-type="float" office:value="0.00211349466342597" calcext:value-type="float">
            <text:p>0,0021134947</text:p>
          </table:table-cell>
          <table:table-cell table:style-name="ce6" office:value-type="float" office:value="0.05" calcext:value-type="float">
            <text:p>0,05</text:p>
          </table:table-cell>
          <table:table-cell table:style-name="ce6" office:value-type="float" office:value="0.2838" calcext:value-type="float">
            <text:p>0,2838</text:p>
          </table:table-cell>
          <table:table-cell table:style-name="ce6" office:value-type="float" office:value="0.0005" calcext:value-type="float">
            <text:p>0,0005</text:p>
          </table:table-cell>
          <table:table-cell table:style-name="ce6" table:formula="of:=-[.D11]*[.I11]*[.J11]" office:value-type="float" office:value="-5.47650769974" calcext:value-type="float">
            <text:p>-5,4765076997</text:p>
          </table:table-cell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11]*[.I11]*[.J11])/([.K11]*[.A11]))" office:value-type="float" office:value="1.00139307027711" calcext:value-type="float">
            <text:p>1,0013930703</text:p>
          </table:table-cell>
          <table:table-cell table:style-name="ce6" table:formula="of:=LN([.L11])" office:value-type="float" office:value="0.00139210085492024" calcext:value-type="float">
            <text:p>0,0013921009</text:p>
          </table:table-cell>
          <table:table-cell table:style-name="ce6" table:formula="of:=((([.D11]*[.I11]*[.J11]*[.C11])/([.K11]*[.A11]^2))^2+(([.I11]*[.J11]*[.E11])/([.K11]*[.A11]))^2)^(1/2)" office:value-type="float" office:value="0.00000245701691265289" calcext:value-type="float">
            <text:p>0,000002457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3" table:formula="of:=205+273.15" office:value-type="float" office:value="478.15" calcext:value-type="float">
            <text:p>478,15</text:p>
          </table:table-cell>
          <table:table-cell table:style-name="ce3" table:formula="of:=1/[.A12]" office:value-type="float" office:value="0.00209139391404371" calcext:value-type="float">
            <text:p>0,0020913939</text:p>
          </table:table-cell>
          <table:table-cell table:style-name="ce6" office:value-type="float" office:value="0.05" calcext:value-type="float">
            <text:p>0,05</text:p>
          </table:table-cell>
          <table:table-cell table:style-name="ce6" office:value-type="float" office:value="0.2844" calcext:value-type="float">
            <text:p>0,2844</text:p>
          </table:table-cell>
          <table:table-cell table:style-name="ce6" office:value-type="float" office:value="0.0005" calcext:value-type="float">
            <text:p>0,0005</text:p>
          </table:table-cell>
          <table:table-cell table:style-name="ce6" table:formula="of:=-[.D12]*[.I12]*[.J12]" office:value-type="float" office:value="-5.48808594012" calcext:value-type="float">
            <text:p>-5,4880859401</text:p>
          </table:table-cell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12]*[.I12]*[.J12])/([.K12]*[.A12]))" office:value-type="float" office:value="1.00138140932124" calcext:value-type="float">
            <text:p>1,0013814093</text:p>
          </table:table-cell>
          <table:table-cell table:style-name="ce6" table:formula="of:=LN([.L12])" office:value-type="float" office:value="0.00138045605318428" calcext:value-type="float">
            <text:p>0,0013804561</text:p>
          </table:table-cell>
          <table:table-cell table:style-name="ce6" table:formula="of:=((([.D12]*[.I12]*[.J12]*[.C12])/([.K12]*[.A12]^2))^2+(([.I12]*[.J12]*[.E12])/([.K12]*[.A12]))^2)^(1/2)" office:value-type="float" office:value="0.00000243125135800401" calcext:value-type="float">
            <text:p>2,43125135800401E-006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ce3" table:formula="of:=210+273.15" office:value-type="float" office:value="483.15" calcext:value-type="float">
            <text:p>483,15</text:p>
          </table:table-cell>
          <table:table-cell table:style-name="ce3" table:formula="of:=1/[.A13]" office:value-type="float" office:value="0.0020697505950533" calcext:value-type="float">
            <text:p>0,0020697506</text:p>
          </table:table-cell>
          <table:table-cell table:style-name="ce6" office:value-type="float" office:value="0.05" calcext:value-type="float">
            <text:p>0,05</text:p>
          </table:table-cell>
          <table:table-cell table:style-name="ce6" office:value-type="float" office:value="0.2852" calcext:value-type="float">
            <text:p>0,2852</text:p>
          </table:table-cell>
          <table:table-cell table:style-name="ce6" office:value-type="float" office:value="0.0005" calcext:value-type="float">
            <text:p>0,0005</text:p>
          </table:table-cell>
          <table:table-cell table:style-name="ce6" table:formula="of:=-[.D13]*[.I13]*[.J13]" office:value-type="float" office:value="-5.50352359396" calcext:value-type="float">
            <text:p>-5,503523594</text:p>
          </table:table-cell>
          <table:table-cell table:style-name="ce7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13]*[.I13]*[.J13])/([.K13]*[.A13]))" office:value-type="float" office:value="1.00137095190478" calcext:value-type="float">
            <text:p>1,0013709519</text:p>
          </table:table-cell>
          <table:table-cell table:style-name="ce6" table:formula="of:=LN([.L13])" office:value-type="float" office:value="0.00137001300823631" calcext:value-type="float">
            <text:p>0,001370013</text:p>
          </table:table-cell>
          <table:table-cell table:style-name="ce6" table:number-columns-repeated="4"/>
          <table:table-cell table:number-columns-repeated="1007"/>
        </table:table-row>
        <table:table-row table:style-name="ro3">
          <table:table-cell table:style-name="ce3" table:formula="of:=215+273.15" office:value-type="float" office:value="488.15" calcext:value-type="float">
            <text:p>488,15</text:p>
          </table:table-cell>
          <table:table-cell table:style-name="ce3" table:formula="of:=1/[.A14]" office:value-type="float" office:value="0.00204855065041483" calcext:value-type="float">
            <text:p>0,0020485507</text:p>
          </table:table-cell>
          <table:table-cell table:style-name="ce7"/>
          <table:table-cell table:style-name="ce6" office:value-type="float" office:value="0.286" calcext:value-type="float">
            <text:p>0,286</text:p>
          </table:table-cell>
          <table:table-cell table:style-name="ce7" table:number-columns-repeated="4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14]*[.I14]*[.J14])/([.K14]*[.A14]))" office:value-type="float" office:value="1.00136070881966" calcext:value-type="float">
            <text:p>1,0013607088</text:p>
          </table:table-cell>
          <table:table-cell table:style-name="ce6" table:formula="of:=LN([.L14])" office:value-type="float" office:value="0.00135978389435377" calcext:value-type="float">
            <text:p>0,0013597839</text:p>
          </table:table-cell>
          <table:table-cell table:style-name="ce6" table:number-columns-repeated="4"/>
          <table:table-cell table:number-columns-repeated="1007"/>
        </table:table-row>
        <table:table-row table:style-name="ro3">
          <table:table-cell table:style-name="ce3" table:formula="of:=220+273.15" office:value-type="float" office:value="493.15" calcext:value-type="float">
            <text:p>493,15</text:p>
          </table:table-cell>
          <table:table-cell table:style-name="ce3" table:formula="of:=1/[.A15]" office:value-type="float" office:value="0.00202778059413971" calcext:value-type="float">
            <text:p>0,0020277806</text:p>
          </table:table-cell>
          <table:table-cell table:style-name="ce7"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15]*[.I15]*[.J15])/([.K15]*[.A15]))" office:value-type="float" office:value="1" calcext:value-type="float">
            <text:p>1</text:p>
          </table:table-cell>
          <table:table-cell table:style-name="ce6" table:formula="of:=LN([.L15])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07"/>
        </table:table-row>
        <table:table-row table:style-name="ro3">
          <table:table-cell table:style-name="ce3" table:formula="of:=225+273.15" office:value-type="float" office:value="498.15" calcext:value-type="float">
            <text:p>498,15</text:p>
          </table:table-cell>
          <table:table-cell table:style-name="ce3" table:formula="of:=1/[.A16]" office:value-type="float" office:value="0.00200742748168222" calcext:value-type="float">
            <text:p>0,0020074275</text:p>
          </table:table-cell>
          <table:table-cell table:style-name="ce7"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16]*[.I16]*[.J16])/([.K16]*[.A16]))" office:value-type="float" office:value="1" calcext:value-type="float">
            <text:p>1</text:p>
          </table:table-cell>
          <table:table-cell table:style-name="ce6" table:formula="of:=LN([.L16])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07"/>
        </table:table-row>
        <table:table-row table:style-name="ro3">
          <table:table-cell table:style-name="ce3" table:formula="of:=230+273.15" office:value-type="float" office:value="503.15" calcext:value-type="float">
            <text:p>503,15</text:p>
          </table:table-cell>
          <table:table-cell table:style-name="ce3" table:formula="of:=1/[.A17]" office:value-type="float" office:value="0.00198747888303687" calcext:value-type="float">
            <text:p>0,0019874789</text:p>
          </table:table-cell>
          <table:table-cell table:style-name="ce7"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17]*[.I17]*[.J17])/([.K17]*[.A17]))" office:value-type="float" office:value="1" calcext:value-type="float">
            <text:p>1</text:p>
          </table:table-cell>
          <table:table-cell table:style-name="ce6" table:formula="of:=LN([.L17])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07"/>
        </table:table-row>
        <table:table-row table:style-name="ro3">
          <table:table-cell table:style-name="ce3" table:formula="of:=235+273.15" office:value-type="float" office:value="508.15" calcext:value-type="float">
            <text:p>508,15</text:p>
          </table:table-cell>
          <table:table-cell table:style-name="ce3" table:formula="of:=1/[.A18]" office:value-type="float" office:value="0.00196792285742399" calcext:value-type="float">
            <text:p>0,0019679229</text:p>
          </table:table-cell>
          <table:table-cell table:style-name="ce7"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18]*[.I18]*[.J18])/([.K18]*[.A18]))" office:value-type="float" office:value="1" calcext:value-type="float">
            <text:p>1</text:p>
          </table:table-cell>
          <table:table-cell table:style-name="ce6" table:formula="of:=LN([.L18])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07"/>
        </table:table-row>
        <table:table-row table:style-name="ro3">
          <table:table-cell table:style-name="ce3" table:formula="of:=240+273.15" office:value-type="float" office:value="513.15" calcext:value-type="float">
            <text:p>513,15</text:p>
          </table:table-cell>
          <table:table-cell table:style-name="ce3" table:formula="of:=1/[.A19]" office:value-type="float" office:value="0.00194874792945532" calcext:value-type="float">
            <text:p>0,0019487479</text:p>
          </table:table-cell>
          <table:table-cell table:style-name="ce7"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19]*[.I19]*[.J19])/([.K19]*[.A19]))" office:value-type="float" office:value="1" calcext:value-type="float">
            <text:p>1</text:p>
          </table:table-cell>
          <table:table-cell table:style-name="ce6" table:formula="of:=LN([.L19])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07"/>
        </table:table-row>
        <table:table-row table:style-name="ro3">
          <table:table-cell table:style-name="ce3" table:formula="of:=245+273.15" office:value-type="float" office:value="518.15" calcext:value-type="float">
            <text:p>518,15</text:p>
          </table:table-cell>
          <table:table-cell table:style-name="ce3" table:formula="of:=1/[.A20]" office:value-type="float" office:value="0.00192994306667953" calcext:value-type="float">
            <text:p>0,0019299431</text:p>
          </table:table-cell>
          <table:table-cell table:style-name="ce7"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20]*[.I20]*[.J20])/([.K20]*[.A20]))" office:value-type="float" office:value="1" calcext:value-type="float">
            <text:p>1</text:p>
          </table:table-cell>
          <table:table-cell table:style-name="ce6" table:formula="of:=LN([.L20])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07"/>
        </table:table-row>
        <table:table-row table:style-name="ro3">
          <table:table-cell table:style-name="ce3" table:formula="of:=250+273.15" office:value-type="float" office:value="523.15" calcext:value-type="float">
            <text:p>523,15</text:p>
          </table:table-cell>
          <table:table-cell table:style-name="ce3" table:formula="of:=1/[.A21]" office:value-type="float" office:value="0.00191149765841537" calcext:value-type="float">
            <text:p>0,0019114977</text:p>
          </table:table-cell>
          <table:table-cell table:style-name="ce7"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21]*[.I21]*[.J21])/([.K21]*[.A21]))" office:value-type="float" office:value="1" calcext:value-type="float">
            <text:p>1</text:p>
          </table:table-cell>
          <table:table-cell table:style-name="ce6" table:formula="of:=LN([.L21])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07"/>
        </table:table-row>
        <table:table-row table:style-name="ro3">
          <table:table-cell table:style-name="ce3" table:formula="of:=255+273.15" office:value-type="float" office:value="528.15" calcext:value-type="float">
            <text:p>528,15</text:p>
          </table:table-cell>
          <table:table-cell table:style-name="ce3" table:formula="of:=1/[.A22]" office:value-type="float" office:value="0.00189340149578718" calcext:value-type="float">
            <text:p>0,0018934015</text:p>
          </table:table-cell>
          <table:table-cell table:style-name="ce7"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9.64853365" calcext:value-type="float">
            <text:p>9,64853365</text:p>
          </table:table-cell>
          <table:table-cell table:style-name="ce6" office:value-type="float" office:value="8.3144621" calcext:value-type="float">
            <text:p>8,3144621</text:p>
          </table:table-cell>
          <table:table-cell table:style-name="ce6" table:formula="of:=EXP(([.D22]*[.I22]*[.J22])/([.K22]*[.A22]))" office:value-type="float" office:value="1" calcext:value-type="float">
            <text:p>1</text:p>
          </table:table-cell>
          <table:table-cell table:style-name="ce6" table:formula="of:=LN([.L22])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07"/>
        </table:table-row>
        <table:table-row table:style-name="ro3">
          <table:table-cell table:style-name="ce3" table:formula="of:=260+273.15" office:value-type="float" office:value="533.15" calcext:value-type="float">
            <text:p>533,15</text:p>
          </table:table-cell>
          <table:table-cell table:style-name="ce3" table:formula="of:=1/[.A23]" office:value-type="float" office:value="0.0018756447528838" calcext:value-type="float">
            <text:p>0,0018756448</text:p>
          </table:table-cell>
          <table:table-cell table:style-name="ce7" table:number-columns-repeated="15"/>
          <table:table-cell table:number-columns-repeated="1007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fo:wrap-option="wrap" style:rotation-align="none" style:vertical-align="top"/>
      <style:text-properties style:font-name="Helvetica" fo:font-family="Helvetica" style:font-name-asian="Microsoft YaHei" style:font-family-asian="'Microsoft YaHei'" style:font-family-generic-asian="system" style:font-pitch-asian="variable" style:font-name-complex="Helvetica" style:font-family-complex="Helvetic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1" fo:font-size="12pt" fo:font-style="normal" fo:text-shadow="none" style:text-underline-style="none" fo:font-weight="normal" style:font-size-asian="12pt" style:font-style-asian="normal" style:font-weight-asian="normal" style:font-name-complex="Helvetica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latt_20_1_20_-_20_Auswertung_20_V2" style:display-name="PageStyle_Blatt 1 - Auswertung V2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2:10:49.538000000</dc:date>
    <meta:document-statistic meta:table-count="1" meta:cell-count="218" meta:object-count="0"/>
    <meta:generator>LibreOffice/4.2.4.2$Windows_x86 LibreOffice_project/63150712c6d317d27ce2db16eb94c2f3d7b699f8</meta:generator>
  </office:meta>
</office:document-meta>
</file>